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fo:margin-top="0cm" fo:margin-bottom="0.499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fo:margin-top="0cm" fo:margin-bottom="0.4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fo:margin-top="0cm" fo:margin-bottom="0.499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37864" officeooo:paragraph-rsid="00037864"/>
    </style:style>
    <style:style style:name="P2" style:family="paragraph" style:parent-style-name="Text_20_body">
      <style:text-properties officeooo:rsid="00059a4b" officeooo:paragraph-rsid="00059a4b"/>
    </style:style>
    <style:style style:name="P3" style:family="paragraph" style:parent-style-name="Preformatted_20_Text">
      <style:text-properties style:font-name="Liberation Sans"/>
    </style:style>
    <style:style style:name="P4" style:family="paragraph" style:parent-style-name="Preformatted_20_Text">
      <style:text-properties style:font-name="Liberation Sans" officeooo:paragraph-rsid="00056d47"/>
    </style:style>
    <style:style style:name="P5" style:family="paragraph" style:parent-style-name="Text_20_body">
      <style:text-properties officeooo:rsid="00056d47" officeooo:paragraph-rsid="00056d47"/>
    </style:style>
    <style:style style:name="P6" style:family="paragraph" style:parent-style-name="Heading_20_1">
      <style:text-properties officeooo:rsid="00059a4b" officeooo:paragraph-rsid="00059a4b"/>
    </style:style>
    <style:style style:name="P7" style:family="paragraph" style:parent-style-name="Heading_20_1">
      <style:text-properties officeooo:paragraph-rsid="00037864"/>
    </style:style>
    <style:style style:name="P8" style:family="paragraph" style:parent-style-name="Heading_20_1">
      <style:text-properties officeooo:paragraph-rsid="000b9b01"/>
    </style:style>
    <style:style style:name="P9" style:family="paragraph" style:parent-style-name="Heading_20_3">
      <style:text-properties officeooo:paragraph-rsid="00056d47"/>
    </style:style>
    <style:style style:name="P10" style:family="paragraph" style:parent-style-name="Heading_20_3">
      <style:text-properties officeooo:paragraph-rsid="000b9b01"/>
    </style:style>
    <style:style style:name="P11" style:family="paragraph" style:parent-style-name="Preformatted_20_Text">
      <style:text-properties style:font-name="Liberation Sans" officeooo:rsid="000b9b01" officeooo:paragraph-rsid="000b9b01"/>
    </style:style>
    <style:style style:name="P12" style:family="paragraph" style:parent-style-name="Text_20_body" style:list-style-name="L1">
      <style:text-properties officeooo:rsid="00037864" officeooo:paragraph-rsid="00037864"/>
    </style:style>
    <style:style style:name="P13" style:family="paragraph" style:parent-style-name="Text_20_body" style:list-style-name="L2">
      <style:text-properties officeooo:rsid="00037864" officeooo:paragraph-rsid="00037864"/>
    </style:style>
    <style:style style:name="P14" style:family="paragraph" style:parent-style-name="Text_20_body">
      <style:text-properties officeooo:rsid="00037864" officeooo:paragraph-rsid="00037864"/>
    </style:style>
    <style:style style:name="P15" style:family="paragraph" style:parent-style-name="Text_20_body">
      <style:text-properties officeooo:rsid="000a04cb" officeooo:paragraph-rsid="000a04cb"/>
    </style:style>
    <style:style style:name="P16" style:family="paragraph" style:parent-style-name="Text_20_body">
      <style:text-properties officeooo:rsid="00059a4b" officeooo:paragraph-rsid="00059a4b"/>
    </style:style>
    <style:style style:name="P17" style:family="paragraph" style:parent-style-name="Text_20_body">
      <style:text-properties officeooo:rsid="00059a4b" officeooo:paragraph-rsid="000b9b01"/>
    </style:style>
    <style:style style:name="P18" style:family="paragraph" style:parent-style-name="Text_20_body">
      <style:text-properties officeooo:rsid="000b9b01" officeooo:paragraph-rsid="000b9b01"/>
    </style:style>
    <style:style style:name="P19" style:family="paragraph" style:parent-style-name="Text_20_body">
      <style:text-properties officeooo:rsid="00056d47" officeooo:paragraph-rsid="000b9b01"/>
    </style:style>
    <style:style style:name="T1" style:family="text">
      <style:text-properties officeooo:rsid="00056d47"/>
    </style:style>
    <style:style style:name="T2" style:family="text">
      <style:text-properties officeooo:rsid="00068d3b"/>
    </style:style>
    <style:style style:name="T3" style:family="text">
      <style:text-properties officeooo:rsid="000a04cb"/>
    </style:style>
    <style:style style:name="T4" style:family="text">
      <style:text-properties officeooo:rsid="000b9b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esumen</text:h>
      <text:p text:style-name="P2">El programa guarda <text:span text:style-name="T4">cuatro </text:span>tipos de datos en archivos de texto. Dos de ellos (usuarios y productos) tienen una estructura simple, en donde cada fila corresponde a un registro, y dentro de cada fila se separan los atributos con tabulaciones. Este formato fue elegido para, al leer el archivo línea por línea, sea fácilmente transformable en un arreglo de strings.</text:p>
      <text:p text:style-name="P17"><text:span text:style-name="T4">El archivo "ultimoNumero" simplemente contiene el último número de ticket emitido. </text:span></text:p>
      <text:p text:style-name="P2">El restante archivo (<text:span text:style-name="T4">tickets</text:span>) <text:span text:style-name="T4">consiste en el registro de los tickets emitidos, en el formato de impresión. Este archivo es únicamente generado por el programa, no es leído.</text:span></text:p>
      <text:h text:style-name="P7" text:outline-level="1">Consideraciones generales</text:h>
      <text:p text:style-name="P1">Este documento explica la estructura de los archivos que utiliza y genera el programa ComidaRapida.</text:p>
      <text:p text:style-name="P1">El programa utiliza como fuente de información <text:span text:style-name="T4">cuatro </text:span>archivos de texto: usuarios.txt, productos.txt y <text:span text:style-name="T4">ultimoNumero.txt y tickets.</text:span>txt. En todos los casos, la información se distribuye en filas, separando valores con tabulaciones.</text:p>
      <text:h text:style-name="P8" text:outline-level="1">Especificaciones del archivo "<text:span text:style-name="T4">ultimoNumero</text:span>.txt"</text:h>
      <text:p text:style-name="P18">Este archivo contiene únicamente un valor: el último número de ticket utilizado.</text:p>
      <text:h text:style-name="P10" text:outline-level="3">Ejemplo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1">185</text:p>
          </table:table-cell>
        </table:table-row>
      </table:table>
      <text:p text:style-name="P19">En este ejemplo, el <text:span text:style-name="T4">último </text:span>número <text:span text:style-name="T4">de ticket impreso es el 185, por lo que éste es el valor almacenado</text:span>.</text:p>
      <text:h text:style-name="Heading_20_1" text:outline-level="1">Especificaciones del archivo "usuarios.txt"</text:h>
      <text:p text:style-name="P1">El archivo usuarios.txt no contiene encabezado. Cada fila corresponde a un usuario, separando cada atributo usando tabulaciones. Los datos aparecen en el siguiente orden (entre paréntesis, el tipo de dato utilizado en el programa):</text:p>
      <text:list text:style-name="L1">
        <text:list-item>
          <text:p text:style-name="P12">id (int): el número de identificación de cada usuario.</text:p>
        </text:list-item>
        <text:list-item>
          <text:p text:style-name="P12">nombre (string): el nombre del usuario.</text:p>
        </text:list-item>
        <text:list-item>
          <text:p text:style-name="P12">clave (string): la contraseña usada por el usuario.</text:p>
        </text:list-item>
      </text:list>
      <text:h text:style-name="Heading_20_3" text:outline-level="3">Ejemplo: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">17<text:tab/>Juan<text:tab/>1234</text:p>
          </table:table-cell>
        </table:table-row>
      </table:table>
      <text:p text:style-name="P5">En este ejemplo, el usuario número 17 tiene como nombre Juan, y su clave es 1234.</text:p>
      <text:h text:style-name="Heading_20_1" text:outline-level="1"><text:soft-page-break/>Especificaciones del archivo "productos.txt"</text:h>
      <text:p text:style-name="P1">El archivo productos.txt no contiene encabezado. Cada fila corresponde a un producto, separando cada atributo usando tabulaciones. Los datos aparecen en el siguiente orden:</text:p>
      <text:list text:style-name="L2">
        <text:list-item>
          <text:p text:style-name="P13">id (int): el número de identificación de cada producto.</text:p>
        </text:list-item>
        <text:list-item>
          <text:p text:style-name="P13">nombre (string): el nombre del producto.</text:p>
        </text:list-item>
        <text:list-item>
          <text:p text:style-name="P13">stock (int): la cantidad de existencias del producto en stock.</text:p>
        </text:list-item>
        <text:list-item>
          <text:p text:style-name="P13">precio (float): el precio de cada unidad del producto.<text:span text:style-name="T2"> Se utiliza punto como separador de decimales.</text:span></text:p>
        </text:list-item>
      </text:list>
      <text:h text:style-name="P9" text:outline-level="3">Ejemplo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24</text:span><text:tab/><text:span text:style-name="T1">Ensalada</text:span><text:tab/><text:span text:style-name="T1">73<text:tab/>180.59</text:span></text:p>
          </table:table-cell>
        </table:table-row>
      </table:table>
      <text:p text:style-name="P5">En este ejemplo, el producto número 24 tiene como nombre Ensalada, un stock de 73 unidades, y un precio de $180,59.</text:p>
      <text:h text:style-name="Heading_20_1" text:outline-level="1">Especificaciones del archivo "<text:span text:style-name="T3">tickets</text:span>.txt"</text:h>
      <text:p text:style-name="P1">En el archivo pedidos.txt se almacenan los tickets de los pedidos realizados.</text:p>
      <text:p text:style-name="P15">Ya que este archivo no es leído por el programa, el formato que utiliza es el mismo que el de impresión de los tickets.</text:p>
      <text:p text:style-name="P15">Cada ticket está separado de resto por líneas compuestas por numerales ("####"). El ticket contiene inicialmente la información de la empresa y del tipo de ticket. Luego, el detalle del pedido, incluyendo el número, la fecha y la hora. A continuación se lista el detalle del pedido, y finalmente los datos de pa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21:54:50.260000000</meta:creation-date>
    <dc:date>2023-11-24T22:27:58.676000000</dc:date>
    <meta:editing-duration>PT46M53S</meta:editing-duration>
    <meta:editing-cycles>7</meta:editing-cycles>
    <meta:generator>LibreOffice/7.5.4.2$Windows_X86_64 LibreOffice_project/36ccfdc35048b057fd9854c757a8b67ec53977b6</meta:generator>
    <meta:document-statistic meta:table-count="3" meta:image-count="0" meta:object-count="0" meta:page-count="2" meta:paragraph-count="33" meta:word-count="462" meta:character-count="2911" meta:non-whitespace-character-count="2488"/>
  </office:meta>
</office:document-meta>
</file>